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in" fo:margin-bottom="0.0028in"/>
      <style:text-properties fo:font-variant="normal" fo:text-transform="none" fo:color="#000000" style:font-name="Times New Roman1" fo:font-size="6pt" fo:letter-spacing="normal" fo:font-style="normal" fo:font-weight="normal" style:font-size-asian="6pt" style:font-style-asian="normal" style:font-weight-asian="normal" style:font-name-complex="Times New Roman1" style:font-size-complex="6pt"/>
    </style:style>
    <style:style style:name="P4" style:family="paragraph" style:parent-style-name="Text_20_body">
      <style:paragraph-properties fo:margin-top="0in" fo:margin-bottom="0.0028in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font-style-complex="normal"/>
    </style:style>
    <style:style style:name="P7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8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tyle-asian="normal" style:font-weight-asian="normal" style:font-name-complex="Times New Roman1" style:font-size-complex="16pt"/>
    </style:style>
    <style:style style:name="P10" style:family="paragraph" style:parent-style-name="Standard">
      <style:paragraph-properties fo:margin-top="0in" fo:margin-bottom="0.0028in"/>
      <style:text-properties fo:font-size="14pt" style:font-size-asian="14pt" style:font-size-complex="14pt"/>
    </style:style>
    <style:style style:name="P11" style:family="paragraph" style:parent-style-name="Standard">
      <style:paragraph-properties fo:margin-top="0in" fo:margin-bottom="0.0028in"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.0028in" fo:text-align="start" style:justify-single-word="false"/>
      <style:text-properties fo:font-size="11pt" style:font-size-asian="11pt" style:font-size-complex="11pt"/>
    </style:style>
    <style:style style:name="P13" style:family="paragraph" style:parent-style-name="First_20_line_20_indent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14" style:family="paragraph" style:parent-style-name="First_20_line_20_indent">
      <style:paragraph-properties fo:margin-top="0in" fo:margin-bottom="0.0028in"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15" style:family="paragraph" style:parent-style-name="First_20_line_20_indent">
      <style:paragraph-properties fo:margin-top="0in" fo:margin-bottom="0.0028in" fo:text-align="start" style:justify-single-word="false"/>
      <style:text-properties fo:font-variant="normal" fo:text-transform="none" fo:color="#000000" style:font-name="Times New Roman1" fo:font-size="13pt" fo:letter-spacing="normal" fo:font-style="normal" fo:font-weight="normal" style:font-size-asian="13pt" style:font-style-asian="normal" style:font-weight-asian="normal" style:font-name-complex="Times New Roman1" style:font-size-complex="13pt"/>
    </style:style>
    <style:style style:name="P16" style:family="paragraph" style:parent-style-name="First_20_line_20_indent">
      <style:paragraph-properties fo:margin-top="0in" fo:margin-bottom="0.0028in" fo:text-align="start" style:justify-single-word="false"/>
    </style:style>
    <style:style style:name="P17" style:family="paragraph" style:parent-style-name="Text_20_body">
      <style:paragraph-properties fo:margin-top="0in" fo:margin-bottom="0.0028in" fo:break-before="pag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 style:font-size-complex="14pt"/>
    </style:style>
    <style:style style:name="P18" style:family="paragraph" style:parent-style-name="First_20_line_20_indent">
      <style:paragraph-properties fo:margin-top="0in" fo:margin-bottom="0.0028in" fo:text-align="start" style:justify-single-word="false" fo:break-before="page"/>
    </style:style>
    <style:style style:name="P19" style:family="paragraph" style:parent-style-name="Standard">
      <style:paragraph-properties fo:margin-top="0in" fo:margin-bottom="0.0028in" fo:text-align="start" style:justify-single-word="false" fo:break-before="page"/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1" style:font-size-complex="13pt"/>
    </style:style>
    <style:style style:name="P20" style:family="paragraph" style:parent-style-name="First_20_line_20_indent">
      <style:paragraph-properties fo:margin-top="0in" fo:margin-bottom="0in"/>
      <style:text-properties fo:font-size="13pt" style:font-size-asian="13pt" style:font-size-complex="13pt"/>
    </style:style>
    <style:style style:name="P21" style:family="paragraph" style:parent-style-name="First_20_line_20_indent">
      <style:paragraph-properties fo:margin-left="0in" fo:margin-right="0in" fo:margin-top="0in" fo:margin-bottom="0in" fo:text-indent="0in" style:auto-text-indent="false"/>
    </style:style>
    <style:style style:name="P22" style:family="paragraph" style:parent-style-name="First_20_line_20_indent">
      <style:paragraph-properties fo:margin-left="0in" fo:margin-right="0in" fo:margin-top="0.0799in" fo:margin-bottom="0in" fo:text-align="start" style:justify-single-word="false" fo:text-indent="0in" style:auto-text-indent="false"/>
    </style:style>
    <style:style style:name="P23" style:family="paragraph" style:parent-style-name="First_20_line_20_indent">
      <style:paragraph-properties fo:margin-left="0in" fo:margin-right="0in" fo:text-indent="0in" style:auto-text-indent="false"/>
    </style:style>
    <style:style style:name="P24" style:family="paragraph" style:parent-style-name="First_20_line_20_indent">
      <style:text-properties fo:font-size="13pt" style:font-size-asian="13pt" style:font-size-complex="13pt"/>
    </style:style>
    <style:style style:name="P25" style:family="paragraph" style:parent-style-name="First_20_line_20_indent">
      <style:text-properties fo:font-size="6pt" style:font-size-asian="6pt" style:font-size-complex="6pt"/>
    </style:style>
    <style:style style:name="P26" style:family="paragraph" style:parent-style-name="First_20_line_20_indent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Standard">
      <style:text-properties fo:font-size="11pt" style:font-size-asian="11pt" style:font-size-complex="11pt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First_20_line_20_indent">
      <style:paragraph-properties fo:break-before="page"/>
      <style:text-properties fo:font-size="13pt" style:font-size-asian="13pt" style:font-size-complex="13pt"/>
    </style:style>
    <style:style style:name="P32" style:family="paragraph" style:parent-style-name="Standard">
      <style:paragraph-properties fo:margin-top="0.0598in" fo:margin-bottom="0in" fo:text-align="start" style:justify-single-word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top="0.0598in" fo:margin-bottom="0in" fo:text-align="start" style:justify-single-word="false"/>
      <style:text-properties fo:font-variant="normal" fo:text-transform="none" fo:color="#000000" style:font-name="Times New Roman" fo:font-size="11pt" fo:letter-spacing="normal" fo:font-style="normal" fo:font-weight="bold" style:font-size-asian="11pt" style:font-style-asian="normal" style:font-weight-asian="bold" style:font-name-complex="Times New Roman" style:font-size-complex="11pt" style:font-weight-complex="bold"/>
    </style:style>
    <style:style style:name="P34" style:family="paragraph" style:parent-style-name="Standard">
      <style:paragraph-properties fo:margin-top="0.0598in" fo:margin-bottom="0in"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2" style:master-page-name="Standard">
      <style:paragraph-properties fo:margin-top="0in" fo:margin-bottom="0.0799in" style:page-number="auto" fo:break-before="pag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fo:font-variant="normal" fo:text-transform="none" fo:color="#000000" fo:letter-spacing="normal" style:font-name-complex="Times New Roman"/>
    </style:style>
    <style:style style:name="P39" style:family="paragraph" style:parent-style-name="First_20_line_20_indent">
      <style:text-properties fo:font-variant="normal" fo:text-transform="none" fo:color="#000000" style:font-name="Times New Roman1" fo:font-size="13pt" fo:letter-spacing="normal" fo:font-style="normal" fo:font-weight="normal" style:font-size-asian="13pt" style:font-style-asian="normal" style:font-weight-asian="normal" style:font-name-complex="Times New Roman1" style:font-size-complex="13pt"/>
    </style:style>
    <style:style style:name="P40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italic" fo:font-weight="normal" style:font-style-asian="italic" style:font-weight-asian="normal" style:font-name-complex="Times New Roman" style:font-style-complex="italic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name-complex="Times New Roman1"/>
    </style:style>
    <style:style style:name="T5" style:family="text">
      <style:text-properties fo:font-variant="normal" fo:text-transform="none" fo:color="#000000" style:font-name="Times New Roman1" fo:letter-spacing="normal" fo:font-style="italic" fo:font-weight="normal" style:font-style-asian="italic" style:font-weight-asian="normal" style:font-name-complex="Times New Roman1" style:font-style-complex="italic"/>
    </style:style>
    <style:style style:name="T6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 style:font-style-asian="normal" style:font-weight-asian="normal" style:font-name-complex="Times New Roman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name-complex="Times New Roman1" style:font-style-complex="italic"/>
    </style:style>
    <style:style style:name="T10" style:family="text">
      <style:text-properties style:font-name-complex="Times New Roman1"/>
    </style:style>
    <style:style style:name="T11" style:family="text">
      <style:text-properties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As a Child</text:h>
      <text:p text:style-name="P20">“You're going to meet Mark. You'll like Mark,” said Rick, my best friend from Straffordville. I did like Mark, he was cool. Sitting around his room were toys, but Mark was looking at the window. “You want to go outside?” he asked.</text:p>
      <text:p text:style-name="P24">“Sure,” I was always up for a run about his yard. It wasn't an ordinary yard, it had a number of farm buildings, and a large irrigation pond with turtles, frogs and fish. It could take hours to walk around. We were like Tigger and Roo, friends of Pooh-bear, going for a walk.</text:p>
      <text:p text:style-name="P24">As an adult, I flew<text:span text:style-name="T2"> from California where I was living, to Ontario, Canada. It was great to see Mark. He had become California cool, sun bleached hair, lively smile, and in better physical shape then others.</text:span></text:p>
      <text:p text:style-name="P26">Having a beer in his kitchen, I could see his energy rising. “You wanna ride in my truck? The one with the Hemi engine?” he asked.</text:p>
      <text:p text:style-name="P13">Soon we're sitting on a bench seat, bouncy like a couch. Mark behind the wheel, I'm in the center, Rick on the other side.</text:p>
      <text:p text:style-name="P13">Mark built actual race cars and here we were in a</text:p>
      <text:p text:style-name="P13">Hot Wheels like, Hemi engined field truck,</text:p>
      <text:p text:style-name="P13">No seat belts, no truck license, no worries.</text:p>
      <text:p text:style-name="P13">We went speeding around the farm trails,</text:p>
      <text:p text:style-name="P13">Our race track of sand,</text:p>
      <text:p text:style-name="P13">Tires spinning, engine roaring,</text:p>
      <text:p text:style-name="P13">Mark laughing, blue eyes blazing,</text:p>
      <text:p text:style-name="P13">Me hanging on the dash and smilin',</text:p>
      <text:p text:style-name="P13">Rick cheering him on!</text:p>
      <text:p text:style-name="P13">“Is that all this thing's got? Come on!”</text:p>
      <text:p text:style-name="P13">We'd laugh, and go faster and faster.</text:p>
      <text:p text:style-name="P26">Mark was always ready to go, go, go,</text:p>
      <text:p text:style-name="P26">And exciting his friends along the way.</text:p>
      <text:p text:style-name="P24"/>
      <text:p text:style-name="P31">Unfortunately, each decade has heroes who crash and burn. The sixties had Janis Joplin, Jimi Hendrix, and Jim Morrison. This decade had Robin Williams, Anthony Bourdain, and my friend, Mark Langland.</text:p>
      <text:h text:style-name="Heading_20_3" text:outline-level="3">Crashed</text:h>
      <text:p text:style-name="Standard">His mind was in trouble, he was depressively pained,</text:p>
      <text:p text:style-name="Standard">Each time he tipped his glass, his senses drained,</text:p>
      <text:p text:style-name="Standard">Down and Death-wards he sank,</text:p>
      <text:p text:style-name="Standard">As though of hemlock he drank.</text:p>
      <text:p text:style-name="P27"/>
      <text:p text:style-name="Standard">His mind was a tangled forest, the light grew dim,</text:p>
      <text:p text:style-name="Standard">Lost in the woods, he feared Brothers Grim.</text:p>
      <text:p text:style-name="Standard">Darkling he whispered to the Reaper in rhyme,</text:p>
      <text:p text:style-name="Standard">He called the Specter's name too many a time.</text:p>
      <text:p text:style-name="P27"/>
      <text:p text:style-name="Standard">He was half in love with easeful Death,</text:p>
      <text:p text:style-name="Standard">To take into the air, with his last breath.</text:p>
      <text:p text:style-name="Standard">And in a moment of delusion, he ended his pain,</text:p>
      <text:p text:style-name="Standard">We only heard silence as his soul screamed in vain.</text:p>
      <text:p text:style-name="P27"/>
      <text:p text:style-name="Standard">He had followed the Reaper and knocked on his door,</text:p>
      <text:p text:style-name="Standard">Now laying as if asleep he will awake, never more.</text:p>
      <text:p text:style-name="Standard">Now the Sound of Silence is his disembodied song,</text:p>
      <text:p text:style-name="Standard">Dust to dust, no pain, no sorrow, no longer wrong.</text:p>
      <text:p text:style-name="P27"/>
      <text:p text:style-name="Standard">He had built engines that he made rumble and roar,</text:p>
      <text:p text:style-name="Standard">Now they're idle as he goes, pedal to the metal no more.</text:p>
      <text:p text:style-name="Standard">He and I had run in the fields and played in the stream,</text:p>
      <text:p text:style-name="Standard">Now I will drink to my friend who I'll see in my dream.</text:p>
      <text:p text:style-name="P27"/>
      <text:p text:style-name="Standard">Sad are we, whom he had at one time cherished,</text:p>
      <text:p text:style-name="Standard">We feel dazed and confused that our friend has perished.</text:p>
      <text:p text:style-name="Standard">His bright blue eyes and his laughter, we remember anew,</text:p>
      <text:p text:style-name="Standard">Happier, are we, for his happiness, we kn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paragraph-properties fo:text-align="end" style:justify-single-word="false"/>
      <style:text-properties fo:font-size="12pt" style:font-size-asian="12pt" style:font-size-complex="12pt"/>
    </style:style>
    <style:page-layout style:name="Mpm1" style:page-usage="mirrored">
      <style:page-layout-properties fo:page-width="6in" fo:page-height="9in" style:num-format="i" style:print-orientation="portrait" fo:margin-top="0.5in" fo:margin-bottom="0.5598in" fo:margin-left="0.6in" fo:margin-right="0.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vii</text:page-number></text:p>
      </style:header>
      <style:header-left>
        <text:p text:style-name="MP2"><text:page-number text:select-page="current">ii</text:page-number></text:p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19-08-27T16:40:24</dc:date>
    <meta:editing-cycles>580</meta:editing-cycles>
    <meta:editing-duration>P46DT23H12M10S</meta:editing-duration>
    <meta:generator>OpenOffice/4.1.3$Unix OpenOffice.org_project/413m1$Build-9783</meta:generator>
    <dc:subject>A story of John Keats told through poems.</dc:subject>
    <meta:document-statistic meta:table-count="0" meta:image-count="0" meta:object-count="0" meta:page-count="2" meta:paragraph-count="47" meta:word-count="536" meta:character-count="2797"/>
  </office:meta>
</office:document-meta>
</file>